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Rientro_20_corpo_20_del_20_testo_20_2">
      <style:paragraph-properties fo:margin-left="0cm" fo:margin-right="0cm" fo:text-indent="0cm" style:auto-text-indent="false"/>
    </style:style>
    <style:style style:name="P3" style:family="paragraph" style:parent-style-name="Rientro_20_corpo_20_del_20_testo_20_2" style:list-style-name="WW8Num11"/>
    <style:style style:name="P4" style:family="paragraph" style:parent-style-name="Rientro_20_corpo_20_del_20_testo_20_2" style:list-style-name="WW8Num3"/>
    <style:style style:name="P5" style:family="paragraph" style:parent-style-name="Rientro_20_corpo_20_del_20_testo_20_2" style:list-style-name="WW8Num1"/>
    <style:style style:name="P6" style:family="paragraph" style:parent-style-name="Rientro_20_corpo_20_del_20_testo_20_2">
      <style:paragraph-properties fo:margin-left="2.54cm" fo:margin-right="0cm" fo:text-indent="-2.54cm" style:auto-text-indent="false"/>
    </style:style>
    <style:style style:name="P7" style:family="paragraph" style:parent-style-name="Rientro_20_corpo_20_del_20_testo_20_2" style:list-style-name="WW8Num6"/>
    <style:style style:name="T1" style:family="text">
      <style:text-properties fo:font-weight="bold" style:font-weight-asian="bold"/>
    </style:style>
    <style:style style:name="T2" style:family="text">
      <style:text-properties fo:font-size="14pt" fo:font-weight="bold" style:font-size-asian="14pt" style:font-weight-asian="bold"/>
    </style:style>
    <style:style style:name="T3" style:family="text">
      <style:text-properties fo:font-size="18pt" fo:font-weight="bold" style:font-size-asian="18pt" style:font-weight-asian="bold"/>
    </style:style>
    <style:style style:name="T4" style:family="text">
      <style:text-properties officeooo:rsid="000d20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Rientro_20_corpo_20_del_20_testo_20_2">Lezione 8 – <text:s/>I sottoprogrammi </text:p>
      <text:p text:style-name="P2">Quando un problema si presenta articolato e piuttosto complesso, i singoli problemi possono essere esaminati uno ad uno fino alla loro completa risoluzione.</text:p>
      <text:p text:style-name="P2">Allo stesso modo l’operazione di stesura di un programma si trasforma nella realizzazione di tanti sottoprogrammi ciascuno dei quali può essere sviluppato autonomamente.</text:p>
      <text:p text:style-name="P2">Successivamente si uniranno tutti i sottoprogrammi in modo tale che le singole parti possano concorrere alla soluzione finale.</text:p>
      <text:p text:style-name="P2">I linguaggi di programmazione forniscono delle precise modalità operative in tal senso:</text:p>
      <text:list xml:id="list2760881772" text:style-name="WW8Num11">
        <text:list-item>
          <text:p text:style-name="P3"><text:span text:style-name="T1">Programma principale</text:span>: descrive il contesto generale;</text:p>
        </text:list-item>
        <text:list-item>
          <text:p text:style-name="P3"><text:span text:style-name="T1">Sottoprogrammi</text:span>: descrivono la risoluzione dei singoli problemi.</text:p>
        </text:list-item>
      </text:list>
      <text:p text:style-name="P2">Il programma principale delega pertanto la risoluzione dei singoli problemi agli specifici sottoprogrammi. L’operazione di passaggio dall’elaborazione del programma principale all’elaborazione del singolo sottoprogramma è detta: <text:span text:style-name="T1">chiamata al sottoprogramma</text:span>.</text:p>
      <text:p text:style-name="P2">I legami esistenti tra il programma principale e i sottoprogrammi sono costituiti da:</text:p>
      <text:list xml:id="list2192155319" text:style-name="WW8Num3">
        <text:list-item>
          <text:p text:style-name="P4"><text:span text:style-name="T1">funzione svolta </text:span>dal sottoprogramma (<text:span text:style-name="T1">obiettivi</text:span> che deve raggiungere);</text:p>
        </text:list-item>
        <text:list-item>
          <text:p text:style-name="P4"><text:span text:style-name="T1">numero</text:span> e <text:span text:style-name="T1">tipologia</text:span> dei <text:span text:style-name="T1">dati</text:span> (<text:span text:style-name="T1">variabili</text:span>) che devono essere forniti in <text:span text:style-name="T1">ingresso</text:span> al singolo sottoprogramma da parte del programma principale;</text:p>
        </text:list-item>
        <text:list-item>
          <text:p text:style-name="P4"><text:span text:style-name="T1">numero</text:span> e <text:span text:style-name="T1">tipologia</text:span> dei <text:span text:style-name="T1">risultati</text:span> (<text:span text:style-name="T1">variabili</text:span>) che il sottoprogramma deve restituire in <text:span text:style-name="T1">uscita </text:span>al programma principale.</text:p>
        </text:list-item>
      </text:list>
      <text:p text:style-name="P2">Le variabili di ingresso e di uscita formano l’insieme degli <text:span text:style-name="T1">argomenti</text:span> del sottoprogramma: <text:span text:style-name="T1">parametri formali</text:span>. Sono l’insieme delle variabili di scambio destinate a contenere i valori di ingresso al sottoprogramma e i valori che il sottoprogramma dovrà restituire al programma principale.</text:p>
      <text:p text:style-name="P2">Al momento della chiamata al sottoprogramma, il programma principale dovrà passare i valori che in quell’istante sono assegnati ai parametri: <text:span text:style-name="T1">parametri attuali</text:span>.</text:p>
      <text:p text:style-name="P2">Affinché il meccanismo di comunicazione tra il programma principale e i sottoprogrammi non generi situazioni ambigue, sarà necessario prevedere che tra i parametri specificati di volta in volta in ciascuna chiamata (parametri attuali) e quelli definiti nell’intestazione del sottoprogramma (parametri formali) ci sia una precisa corrispondenza nel numero, nel tipo e nell’ordine con cui vengono passati.</text:p>
      <text:p text:style-name="P2">Ogni sottoprogramma potrà anche avere delle proprie variabili: <text:span text:style-name="T1">variabili locali</text:span>.</text:p>
      <text:p text:style-name="P2">Le variabili del programma principale si definiscono invece: <text:span text:style-name="T1">variabili globali</text:span>.</text:p>
      <text:p text:style-name="P2">Sono previste due tecniche per realizzare il passaggio dei parametri:</text:p>
      <text:p text:style-name="P2"><text:span text:style-name="T1">Il passaggio per valore</text:span>: con questa modalità l’esecutore, al momento della chiamata al sottoprogramma si sposta nell’ambiente stesso del sottoprogramma. In tal modo le eventuali modifiche apportate ai valori dei parametri non vengono conservate al momento del ritorno al programma principale.</text:p>
      <text:p text:style-name="P2"><text:span text:style-name="T1">Il passaggio per riferimento</text:span>: tutto ciò che viene compiuto su un parametro gestito dal sottoprogramma si riflette sulla corrispondente variabile del programma principale. Ciò significa che il parametro attuale e il corrispondente parametro formale fanno riferimento alla stessa area di memoria. Il programma principale passa al sottoprogramma l’indirizzo del parametro attuale.</text:p>
      <text:p text:style-name="P2">I sottoprogrammi si dividono in due categorie:</text:p>
      <text:p text:style-name="P2"><text:span text:style-name="T1">Le funzioni</text:span>: sono sottoprogrammi che:</text:p>
      <text:list xml:id="list2177810321" text:style-name="WW8Num1">
        <text:list-item>
          <text:p text:style-name="P5">ricevono dal programma chiamante una serie di valori (o argomenti) specificati dai parametri attuali</text:p>
        </text:list-item>
        <text:list-item>
          <text:p text:style-name="P5">eseguono un determinato numero di istruzioni</text:p>
        </text:list-item>
        <text:list-item>
          <text:p text:style-name="P5"><text:span text:style-name="T1">restituiscono al programma chiamante un valore del tipo specificato</text:span></text:p>
        </text:list-item>
      </text:list>
      <text:p text:style-name="P6"><text:span text:style-name="T1">Le procedure</text:span>:<text:span text:style-name="T1"> </text:span>a differenza delle funzioni, le procedure non restituiscono un valore bensì <text:span text:style-name="T1">l’effetto <text:s/>generale di un’azione</text:span></text:p>
      <text:p text:style-name="P2"><text:span text:style-name="T1">Regole del linguaggio</text:span>: il linguaggio C e C++ non fa distinzione tra sottoprogrammi di tipo procedura e di tipo funzione poiché tutti i sottoprogrammi sono considerati funzioni.</text:p>
      <text:p text:style-name="P2"><text:soft-page-break/></text:p>
      <text:p text:style-name="Rientro_20_corpo_20_del_20_testo_20_2"/>
      <text:list xml:id="list3177383479" text:style-name="WW8Num6">
        <text:list-item>
          <text:p text:style-name="P7">La chiamata al sottoprogramma avviene riportandone il nome seguito dalla lista dei parametri attuali (se ci sono)</text:p>
        </text:list-item>
      </text:list>
      <text:p text:style-name="P2"/>
      <text:list xml:id="list174408392900254" text:continue-numbering="true" text:style-name="WW8Num6">
        <text:list-item>
          <text:p text:style-name="P7">Il passaggio dei parametri per riferimento si ottiene facendo precedere il carattere <text:span text:style-name="T2">&amp; </text:span>al nome del parametro indicato nel sottoprogramma <text:s text:c="2"/></text:p>
        </text:list-item>
      </text:list>
      <text:p text:style-name="P2"/>
      <text:list xml:id="list174408481160619" text:continue-numbering="true" text:style-name="WW8Num6">
        <text:list-item>
          <text:p text:style-name="P7"><text:span text:style-name="T2">void</text:span> <text:s/>precede il nome del sottoprogramma che non restituisce alcun valore al programma principale (main)</text:p>
        </text:list-item>
      </text:list>
      <text:p text:style-name="P2"/>
      <text:list xml:id="list174407001958696" text:continue-numbering="true" text:style-name="WW8Num6">
        <text:list-item>
          <text:p text:style-name="P7"><text:span text:style-name="T2">( )</text:span> <text:s text:c="2"/>seguono il nome del sottoprogramma (ma anche del main) che non attende nessun valore dal programma principale (come ad es.: clrscr( );). In questo caso non sono presenti i parametri attuali</text:p>
        </text:list-item>
      </text:list>
      <text:p text:style-name="P2"/>
      <text:list xml:id="list174408670126875" text:continue-numbering="true" text:style-name="WW8Num6">
        <text:list-item>
          <text:p text:style-name="P7">i parametri formali non hanno bisogno di una dichiarazione ma deve tuttavia essere specificato il tipo cui appartengono </text:p>
        </text:list-item>
      </text:list>
      <text:p text:style-name="P2"/>
      <text:list xml:id="list174407152833746" text:continue-numbering="true" text:style-name="WW8Num6">
        <text:list-item>
          <text:p text:style-name="P7">il nome del sottoprogramma funzione deve essere preceduto dall’indicazione del <text:span text:style-name="T1">tipo</text:span> che sarà riferito al tipo valore che restituirà al programma principale.</text:p>
        </text:list-item>
      </text:list>
      <text:p text:style-name="P6"><text:s/></text:p>
      <text:p text:style-name="P2"/>
      <text:p text:style-name="P2"/>
      <text:p text:style-name="P2">Esempio:</text:p>
      <text:p text:style-name="Rientro_20_corpo_20_del_20_testo_20_2">#include&lt;iostream.h&gt; <text:s text:c="56"/></text:p>
      <text:p text:style-name="Rientro_20_corpo_20_del_20_testo_20_2">#include&lt;conio.h&gt; <text:s text:c="59"/></text:p>
      <text:p text:style-name="Rientro_20_corpo_20_del_20_testo_20_2"><text:s text:c="77"/></text:p>
      <text:p text:style-name="Rientro_20_corpo_20_del_20_testo_20_2">void inserimento (int &amp;x,int &amp;y) <text:s text:c="23"/></text:p>
      <text:p text:style-name="Rientro_20_corpo_20_del_20_testo_20_2">{ <text:s text:c="75"/></text:p>
      <text:p text:style-name="Rientro_20_corpo_20_del_20_testo_20_2"><text:s text:c="2"/>cout&lt;&lt;"inserire la base del retttangolo"&lt;&lt;endl; <text:s text:c="5"/></text:p>
      <text:p text:style-name="Rientro_20_corpo_20_del_20_testo_20_2"><text:s text:c="2"/>cin&gt;&gt;x; <text:s text:c="46"/></text:p>
      <text:p text:style-name="Rientro_20_corpo_20_del_20_testo_20_2"><text:s text:c="2"/>cout&lt;&lt;endl; <text:s text:c="63"/></text:p>
      <text:p text:style-name="Rientro_20_corpo_20_del_20_testo_20_2"><text:s text:c="2"/>cout&lt;&lt;"inserire l'altezza del rettangolo"&lt;&lt;endl; <text:s/></text:p>
      <text:p text:style-name="Rientro_20_corpo_20_del_20_testo_20_2"><text:s text:c="2"/>cin&gt;&gt;y; <text:s text:c="44"/></text:p>
      <text:p text:style-name="Rientro_20_corpo_20_del_20_testo_20_2"><text:s text:c="2"/>cout&lt;&lt;endl; <text:s text:c="63"/></text:p>
      <text:p text:style-name="Rientro_20_corpo_20_del_20_testo_20_2">} <text:s text:c="75"/></text:p>
      <text:p text:style-name="Rientro_20_corpo_20_del_20_testo_20_2"><text:s text:c="77"/></text:p>
      <text:p text:style-name="Rientro_20_corpo_20_del_20_testo_20_2">int calcolo (int x,int y) <text:s text:c="30"/></text:p>
      <text:p text:style-name="Rientro_20_corpo_20_del_20_testo_20_2">{ <text:s text:c="74"/></text:p>
      <text:p text:style-name="Rientro_20_corpo_20_del_20_testo_20_2"><text:s text:c="2"/>int a; <text:s text:c="47"/></text:p>
      <text:p text:style-name="Rientro_20_corpo_20_del_20_testo_20_2"><text:s text:c="2"/>a=x*y; <text:s text:c="46"/></text:p>
      <text:p text:style-name="Rientro_20_corpo_20_del_20_testo_20_2"><text:s text:c="2"/>return a; <text:s text:c="43"/></text:p>
      <text:p text:style-name="Rientro_20_corpo_20_del_20_testo_20_2">} <text:s text:c="75"/></text:p>
      <text:p text:style-name="Rientro_20_corpo_20_del_20_testo_20_2">void main() <text:s text:c="41"/></text:p>
      <text:p text:style-name="Rientro_20_corpo_20_del_20_testo_20_2">{ <text:s text:c="75"/></text:p>
      <text:p text:style-name="Rientro_20_corpo_20_del_20_testo_20_2"><text:s text:c="2"/>int b,h,area; <text:s text:c="35"/></text:p>
      <text:p text:style-name="Rientro_20_corpo_20_del_20_testo_20_2">clrscr(); <text:s text:c="42"/></text:p>
      <text:p text:style-name="Rientro_20_corpo_20_del_20_testo_20_2"><text:s text:c="2"/>inserimento(b,h); <text:s text:c="33"/></text:p>
      <text:p text:style-name="Rientro_20_corpo_20_del_20_testo_20_2"><text:s text:c="2"/>area=calcolo(b,h); <text:s text:c="31"/></text:p>
      <text:p text:style-name="Rientro_20_corpo_20_del_20_testo_20_2"><text:s text:c="2"/>cout&lt;&lt;"l'area e' di "&lt;&lt;area; <text:s text:c="23"/></text:p>
      <text:p text:style-name="Rientro_20_corpo_20_del_20_testo_20_2"><text:s text:c="2"/>getch(); <text:s text:c="41"/></text:p>
      <text:p text:style-name="Rientro_20_corpo_20_del_20_testo_20_2"><text:soft-page-break/>} <text:s text:c="2"/></text:p>
      <text:p text:style-name="Rientro_20_corpo_20_del_20_testo_20_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xt_20_body_20_indent" style:display-name="Text body indent" style:family="paragraph" style:parent-style-name="Standard" style:class="text">
      <style:paragraph-properties fo:margin-left="1.588cm" fo:margin-right="0cm" fo:text-indent="-1.588cm" style:auto-text-indent="false"/>
    </style:style>
    <style:style style:name="Rientro_20_corpo_20_del_20_testo_20_2" style:display-name="Rientro corpo del testo 2" style:family="paragraph" style:parent-style-name="Standard">
      <style:paragraph-properties fo:margin-left="2.223cm" fo:margin-right="0cm" fo:text-indent="-2.223cm" style:auto-text-indent="false"/>
    </style:style>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4z0" style:family="text"/>
    <style:style style:name="WW8Num5z0" style:family="text"/>
    <style:style style:name="WW8Num7z0" style:family="text"/>
    <style:style style:name="WW8Num8z0" style:family="text"/>
    <style:style style:name="WW8Num9z0" style:family="text"/>
    <style:style style:name="WW8Num10z0" style:family="text"/>
    <style:style style:name="WW8Num11z0" style:family="text"/>
    <style:style style:name="WW8Num12z0" style:family="text"/>
    <style:style style:name="WW8Num13z0" style:family="text"/>
    <style:style style:name="WW8Num14z0" style:family="text"/>
    <style:style style:name="WW8Num15z0" style:family="text"/>
    <style:style style:name="Carattere_20_predefinito_20_paragrafo" style:display-name="Carattere predefinito paragrafo"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0"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0"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suffix=")" style:num-format="a" style:num-letter-sync="true">
        <style:list-level-properties text:list-level-position-and-space-mode="label-alignment">
          <style:list-level-label-alignment text:label-followed-by="listtab" fo:text-indent="-0.635cm" fo:margin-left="0.953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0.318cm" fo:text-indent="-0.635cm" fo:margin-left="0.318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88cm" fo:text-indent="-0.318cm" fo:margin-left="1.588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5.398cm" fo:text-indent="-0.318cm" fo:margin-left="5.398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9.208cm" fo:text-indent="-0.318cm" fo:margin-left="9.20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weight="bold" style:font-weight-asian="bold"/>
    </style:style>
    <style:style style:name="MT2" style:family="text">
      <style:text-properties fo:font-size="18pt" fo:font-weight="bold" style:font-size-asian="18pt" style:font-weight-asian="bold"/>
    </style:style>
    <style:page-layout style:name="Mpm1">
      <style:page-layout-properties fo:page-width="21.001cm" fo:page-height="29.7cm" style:num-format="1" style:print-orientation="portrait" fo:margin-top="1.249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page-layout>
  </office:automatic-styles>
  <office:master-styles>
    <style:master-page style:name="Standard" style:page-layout-name="Mpm1">
      <style:header>
        <text:p text:style-name="MP1"><text:span text:style-name="MT1">ITIS E. FERMI – CORSO SERALE</text:span></text:p>
        <text:p text:style-name="Header"><text:span text:style-name="MT2">Informatica III</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lasse IV B</dc:title>
    <meta:initial-creator>giovanni bossi</meta:initial-creator>
    <meta:creation-date>2000-01-06T06:11:00</meta:creation-date>
    <dc:date>2022-11-24T17:44:06.402310278</dc:date>
    <meta:print-date>2000-01-06T06:23:00</meta:print-date>
    <meta:editing-cycles>13</meta:editing-cycles>
    <meta:editing-duration>PT45M26S</meta:editing-duration>
    <meta:document-statistic meta:table-count="0" meta:image-count="0" meta:object-count="0" meta:page-count="3" meta:paragraph-count="65" meta:word-count="700" meta:character-count="6305" meta:non-whitespace-character-count="4312"/>
    <meta:generator>LibreOffice/7.3.7.2$Linux_X86_64 LibreOffice_project/30$Build-2</meta:generator>
  </office:meta>
</office:document-meta>
</file>